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0c0c0" draw:fill-image-width="0cm" draw:fill-image-height="0cm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-color="#c90016" draw:fill-image-width="0cm" draw:fill-image-height="0cm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fill="solid" draw:fill-color="#c90016" draw:fill-image-width="0cm" draw:fill-image-height="0cm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-image-width="0cm" draw:fill-image-height="0cm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fill="solid" draw:fill-color="#0099ff" draw:fill-image-width="0cm" draw:fill-image-height="0cm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marker-end="Arrow" draw:marker-end-width="0.3cm" draw:fill-image-width="0cm" draw:fill-image-height="0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" style:family="graphic" style:parent-style-name="standard">
      <style:graphic-properties draw:fill="solid" draw:fill-color="#7da647" draw:fill-image-width="0cm" draw:fill-image-height="0cm" draw:textarea-horizontal-align="justify" draw:textarea-vertical-align="middle" draw:auto-grow-height="false"/>
    </style:style>
    <style:style style:name="gr9" style:family="graphic" style:parent-style-name="standard">
      <style:graphic-properties draw:fill-image-width="0cm" draw:fill-image-height="0cm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image-width="0cm" draw:fill-image-height="0cm" draw:textarea-horizontal-align="center" draw:textarea-vertical-align="middle"/>
    </style:style>
    <style:style style:name="gr12" style:family="graphic" style:parent-style-name="standard">
      <style:graphic-properties draw:fill="solid" draw:fill-color="#0099ff" draw:fill-image-width="0cm" draw:fill-image-height="0cm" draw:textarea-horizontal-align="justify" draw:textarea-vertical-align="middle" draw:auto-grow-height="false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3.173cm"/>
    </style:style>
    <style:style style:name="gr21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24" style:family="graphic" style:parent-style-name="standard">
      <style:graphic-properties draw:marker-end="" draw:marker-end-width="0.3cm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cm" fo:min-width="3.17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3.9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6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39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30" style:family="graphic" style:parent-style-name="standard">
      <style:graphic-properties draw:textarea-horizontal-align="justify" draw:textarea-vertical-align="middle" draw:auto-grow-height="false" draw:shadow="visible"/>
    </style:style>
    <style:style style:name="gr31" style:family="graphic" style:parent-style-name="standard" style:list-style-name="L1">
      <style:graphic-properties draw:fill-color="#99ccff" draw:textarea-horizontal-align="justify" draw:textarea-vertical-align="middle" draw:auto-grow-height="false" draw:shadow="visible"/>
    </style:style>
    <style:style style:name="gr3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7cm" fo:min-width="0cm"/>
    </style:style>
    <style:style style:name="gr34" style:family="graphic" style:parent-style-name="standard">
      <style:graphic-properties draw:stroke="none" draw:fill="none" fo:min-height="2.29cm"/>
    </style:style>
    <style:style style:name="pr1" style:family="presentation" style:parent-style-name="Default-title">
      <style:graphic-properties draw:auto-grow-height="true" fo:min-height="1.70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1.70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1.068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paragraph-properties fo:text-align="center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ffff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3" style:family="text">
      <style:text-properties fo:color="#ffffff"/>
    </style:style>
    <style:style style:name="T4" style:family="text">
      <style:text-properties fo:color="#ffffff" fo:font-size="15pt" style:font-size-asian="15pt" style:font-size-complex="15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custom-shape draw:style-name="gr1" draw:text-style-name="P1" draw:layer="layout" svg:width="12.065cm" svg:height="14.605cm" svg:x="15.24cm" svg:y="4.045cm">
          <text:p/>
          <draw:enhanced-geometry svg:viewBox="0 0 21600 21600" draw:path-stretchpoint-x="10800" draw:path-stretchpoint-y="10800" draw:text-areas="?f3 ?f4 ?f5 ?f6" draw:type="round-rectangle" draw:modifiers="1184.726413856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065cm" svg:height="14.605cm" svg:x="0.635cm" svg:y="4.045cm">
          <text:p/>
          <draw:enhanced-geometry svg:viewBox="0 0 21600 21600" draw:path-stretchpoint-x="10800" draw:path-stretchpoint-y="10800" draw:text-areas="?f3 ?f4 ?f5 ?f6" draw:type="round-rectangle" draw:modifiers="1184.726413856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5.199cm" svg:height="1.703cm" svg:x="1.4cm" svg:y="0.837cm" presentation:class="title" presentation:user-transformed="true">
          <draw:text-box>
            <text:p><text:span text:style-name="T1">Localhost Cluster-App </text:span></text:p>
          </draw:text-box>
        </draw:frame>
        <draw:custom-shape draw:style-name="gr2" draw:text-style-name="P3" draw:layer="layout" svg:width="9.525cm" svg:height="1.905cm" svg:x="1.905cm" svg:y="7.855cm">
          <text:p text:style-name="P1"><text:span text:style-name="T2">TorqueBox</text:span></text:p>
          <text:p text:style-name="P1"><text:span text:style-name="T2">Adaptation Lay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5.715cm" svg:y="5.315cm">
          <text:p text:style-name="P1"><text:span text:style-name="T3">Jo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8.255cm" svg:height="1.905cm" svg:x="17.145cm" svg:y="4.68cm">
          <text:p text:style-name="P1"><text:span text:style-name="T4">Proc &lt; </text:span></text:p>
          <text:p text:style-name="P1"><text:span text:style-name="T4">TorqueBox::Messaging::</text:span></text:p>
          <text:p text:style-name="P1"><text:span text:style-name="T4">MessageProcesso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1.905cm" svg:x="6.35cm" svg:y="10.395cm">
          <text:p text:style-name="P1">JMS</text:p>
          <text:p text:style-name="P1">Produc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4.445cm" svg:x="6.35cm" svg:y="13.535cm">
          <text:p text:style-name="P1">HornetQ</text:p>
          <text:p text:style-name="P1">Server </text:p>
          <text:p text:style-name="P1">544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4.445cm" svg:x="16.51cm" svg:y="13.478cm">
          <text:p text:style-name="P1">HornetQ</text:p>
          <text:p text:style-name="P1">Server </text:p>
          <text:p text:style-name="P1">5545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43cm" svg:y1="14.205cm" svg:x2="16.51cm" svg:y2="14.205cm">
          <text:p/>
        </draw:line>
        <draw:line draw:style-name="gr6" draw:text-style-name="P1" draw:layer="layout" svg:x1="16.51cm" svg:y1="16.11cm" svg:x2="11.43cm" svg:y2="16.11cm">
          <text:p/>
        </draw:line>
        <draw:custom-shape draw:style-name="gr2" draw:text-style-name="P3" draw:layer="layout" svg:width="9.525cm" svg:height="1.905cm" svg:x="16.51cm" svg:y="7.798cm">
          <text:p text:style-name="P1"><text:span text:style-name="T2">TorqueBox</text:span></text:p>
          <text:p text:style-name="P1"><text:span text:style-name="T2">Adaptation Layer</text:span></text:p>
          <draw:enhanced-geometry svg:viewBox="0 0 21600 21600" draw:type="rectangle" draw:enhanced-path="M 0 0 L 21600 0 21600 21600 0 21600 0 0 Z N"/>
        </draw:custom-shape>
        <draw:frame draw:style-name="gr7" draw:layer="layout" svg:width="3.81cm" svg:height="0.962cm" svg:x="5.22cm" svg:y="19.08cm">
          <draw:text-box>
            <text:p>Node0</text:p>
          </draw:text-box>
        </draw:frame>
        <draw:frame draw:style-name="gr7" draw:layer="layout" svg:width="3.81cm" svg:height="0.962cm" svg:x="20.385cm" svg:y="18.958cm">
          <draw:text-box>
            <text:p>Node1</text:p>
          </draw:text-box>
        </draw:frame>
        <draw:line draw:style-name="gr6" draw:text-style-name="P1" draw:layer="layout" svg:x1="6.35cm" svg:y1="6.585cm" svg:x2="6.35cm" svg:y2="7.855cm">
          <text:p/>
        </draw:line>
        <draw:line draw:style-name="gr6" draw:text-style-name="P1" draw:layer="layout" svg:x1="21.59cm" svg:y1="7.855cm" svg:x2="21.59cm" svg:y2="6.585cm">
          <text:p/>
        </draw:line>
        <draw:custom-shape draw:style-name="gr8" draw:text-style-name="P1" xml:id="id1" draw:id="id1" draw:layer="layout" svg:width="1.905cm" svg:height="0.67cm" svg:x="6.985cm" svg:y="13.5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2" draw:id="id2" draw:layer="layout" svg:width="1.27cm" svg:height="1.27cm" svg:x="10.16cm" svg:y="13.5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89cm" svg:y1="12.3cm" svg:x2="8.255cm" svg:y2="13.57cm">
          <text:p/>
        </draw:line>
        <draw:line draw:style-name="gr6" draw:text-style-name="P1" draw:layer="layout" svg:x1="8.891cm" svg:y1="12.3cm" svg:x2="8.256cm" svg:y2="13.57cm">
          <text:p/>
        </draw:line>
        <draw:custom-shape draw:style-name="gr9" draw:text-style-name="P1" draw:layer="layout" svg:width="1.27cm" svg:height="1.27cm" svg:x="16.51cm" svg:y="15.4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4" draw:id="id4" draw:layer="layout" svg:width="1.905cm" svg:height="0.67cm" svg:x="19.05cm" svg:y="13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635cm" svg:height="1.27cm" svg:x="10.795cm" svg:y="15.47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774cm" svg:height="3.095cm" svg:x="1.345cm" svg:y="11.867cm">
          <draw:text-box>
            <text:p>Server</text:p>
            <text:p>Cluster-app</text:p>
            <text:p>Queue</text:p>
            <text:p>Receiver</text:p>
          </draw:text-box>
        </draw:frame>
        <draw:frame draw:style-name="gr10" draw:layer="layout" svg:width="2.331cm" svg:height="0.962cm" svg:x="9.734cm" svg:y="12.608cm">
          <draw:text-box>
            <text:p>Bridge</text:p>
          </draw:text-box>
        </draw:frame>
        <draw:custom-shape draw:style-name="gr9" draw:text-style-name="P1" xml:id="id3" draw:id="id3" draw:layer="layout" svg:width="0.635cm" svg:height="1.27cm" svg:x="16.51cm" svg:y="13.57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2.331cm" svg:height="0.962cm" svg:x="16.51cm" svg:y="16.745cm">
          <draw:text-box>
            <text:p>Bridge</text:p>
          </draw:text-box>
        </draw:frame>
        <draw:connector draw:style-name="gr11" draw:text-style-name="P1" draw:layer="layout" svg:x1="7.937cm" svg:y1="14.205cm" svg:x2="10.16cm" svg:y2="14.205cm" draw:start-shape="id1" draw:start-glue-point="2" draw:end-shape="id2" draw:end-glue-point="3" svg:d="m7937 14205v501h1588v-501h635">
          <text:p/>
        </draw:connector>
        <draw:connector draw:style-name="gr11" draw:text-style-name="P1" draw:layer="layout" svg:x1="17.145cm" svg:y1="14.205cm" svg:x2="19.05cm" svg:y2="13.87cm" draw:start-shape="id3" draw:start-glue-point="1" draw:end-shape="id4" draw:end-glue-point="3" svg:d="m17145 14205h952v-335h953">
          <text:p/>
        </draw:connector>
        <draw:frame draw:style-name="gr10" draw:layer="layout" svg:width="3.774cm" svg:height="3.095cm" svg:x="23.493cm" svg:y="12.435cm">
          <draw:text-box>
            <text:p>Server</text:p>
            <text:p>Cluster-app</text:p>
            <text:p>Queue</text:p>
            <text:p>Sender</text:p>
          </draw:text-box>
        </draw:frame>
        <draw:line draw:style-name="gr11" draw:text-style-name="P1" draw:layer="layout" svg:x1="4.445cm" svg:y1="13.87cm" svg:x2="6.985cm" svg:y2="13.87cm">
          <text:p/>
        </draw:line>
        <draw:line draw:style-name="gr11" draw:text-style-name="P1" draw:layer="layout" svg:x1="20.955cm" svg:y1="13.805cm" svg:x2="23.495cm" svg:y2="13.805cm">
          <text:p/>
        </draw:line>
        <draw:custom-shape draw:style-name="gr12" draw:text-style-name="P1" draw:layer="layout" svg:width="2.54cm" svg:height="2.54cm" svg:x="1.27cm" svg:y="15.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2.54cm" svg:height="2.54cm" svg:x="24.13cm" svg:y="15.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" draw:text-style-name="P1" draw:layer="layout" svg:x1="3.71cm" svg:y1="17.28cm" svg:x2="6.25cm" svg:y2="17.28cm">
          <text:p/>
        </draw:line>
        <draw:line draw:style-name="gr11" draw:text-style-name="P1" draw:layer="layout" svg:x1="21.59cm" svg:y1="17.08cm" svg:x2="24.13cm" svg:y2="17.08cm">
          <text:p/>
        </draw:line>
        <draw:frame draw:style-name="gr7" draw:layer="layout" svg:width="3.81cm" svg:height="0.962cm" svg:x="1.27cm" svg:y="16.753cm">
          <draw:text-box>
            <text:p>Journal</text:p>
          </draw:text-box>
        </draw:frame>
        <draw:frame draw:style-name="gr7" draw:layer="layout" svg:width="3.175cm" svg:height="0.962cm" svg:x="24.13cm" svg:y="16.753cm">
          <draw:text-box>
            <text:p>Journal</text:p>
          </draw:text-box>
        </draw:frame>
        <draw:line draw:style-name="gr11" draw:text-style-name="P1" draw:layer="layout" svg:x1="8.89cm" svg:y1="9.76cm" svg:x2="8.89cm" svg:y2="10.395cm">
          <text:p/>
        </draw:line>
        <draw:line draw:style-name="gr11" draw:text-style-name="P1" draw:layer="layout" svg:x1="19.05cm" svg:y1="9.76cm" svg:x2="19.05cm" svg:y2="10.395cm">
          <text:p/>
        </draw:line>
        <draw:custom-shape draw:style-name="gr4" draw:text-style-name="P1" draw:layer="layout" svg:width="5.08cm" svg:height="1.905cm" svg:x="16.51cm" svg:y="10.338cm">
          <text:p text:style-name="P1">JMS</text:p>
          <text:p text:style-name="P1">Consum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9.685cm" svg:y1="13.57cm" svg:x2="19.05cm" svg:y2="12.243cm">
          <text:p/>
        </draw:lin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custom-shape draw:style-name="gr14" draw:text-style-name="P1" draw:layer="layout" svg:width="14.605cm" svg:height="4.11cm" svg:x="10.795cm" svg:y="3.81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1.703cm" svg:x="1.4cm" svg:y="0.837cm" presentation:class="title" presentation:user-transformed="true">
          <draw:text-box>
            <text:p><text:span text:style-name="T1">Client Send </text:span></text:p>
          </draw:text-box>
        </draw:frame>
        <draw:custom-shape draw:style-name="gr15" draw:text-style-name="P1" draw:layer="layout" svg:width="6.35cm" svg:height="2.54cm" svg:x="2.54cm" svg:y="5.08cm">
          <text:p text:style-name="P1">ClientProducerImpl</text:p>
          <text:p text:style-name="P1">trq_worker-1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6.35cm" svg:height="2.54cm" svg:x="11.047cm" svg:y="5.08cm">
          <text:p text:style-name="P1"><text:span text:style-name="T3">netty.channel.</text:span></text:p>
          <text:p text:style-name="P1"><text:span text:style-name="T3">Channels 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35cm" svg:height="2.54cm" svg:x="18.868cm" svg:y="5.08cm">
          <text:p text:style-name="P1">QueueImpl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5.715cm" svg:y1="7.62cm" svg:x2="5.715cm" svg:y2="13.97cm">
          <text:p/>
        </draw:line>
        <draw:line draw:style-name="gr17" draw:text-style-name="P1" draw:layer="layout" svg:x1="13.97cm" svg:y1="7.62cm" svg:x2="13.97cm" svg:y2="13.97cm">
          <text:p/>
        </draw:line>
        <draw:line draw:style-name="gr17" draw:text-style-name="P1" draw:layer="layout" svg:x1="21.791cm" svg:y1="7.62cm" svg:x2="21.791cm" svg:y2="13.97cm">
          <text:p/>
        </draw:line>
        <draw:custom-shape draw:style-name="gr18" draw:text-style-name="P1" draw:layer="layout" svg:width="0.635cm" svg:height="3.81cm" svg:x="5.715cm" svg:y="9.525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0.635cm" svg:y1="9.525cm" svg:x2="5.715cm" svg:y2="9.525cm">
          <text:p/>
        </draw:line>
        <draw:frame draw:style-name="gr20" draw:text-style-name="P4" draw:layer="layout" svg:width="4.308cm" svg:height="2.54cm" svg:x="0.972cm" svg:y="8.055cm">
          <draw:text-box>
            <text:p><text:span text:style-name="T5">largeMessageSendBuffered</text:span></text:p>
          </draw:text-box>
        </draw:frame>
        <draw:custom-shape draw:style-name="gr21" draw:text-style-name="P1" draw:layer="layout" svg:width="0.635cm" svg:height="3.175cm" svg:x="13.97cm" svg:y="10.16cm">
          <text:p/>
          <draw:enhanced-geometry svg:viewBox="0 0 21600 21600" draw:type="rectangle" draw:enhanced-path="M 0 0 L 21600 0 21600 21600 0 21600 0 0 Z N"/>
        </draw:custom-shape>
        <draw:frame draw:style-name="gr22" draw:text-style-name="P5" draw:layer="layout" svg:width="5.62cm" svg:height="0.839cm" svg:x="14.7cm" svg:y="9.956cm">
          <draw:text-box>
            <text:p><text:span text:style-name="T6">fireMessageReceived</text:span></text:p>
          </draw:text-box>
        </draw:frame>
        <draw:frame draw:style-name="gr22" draw:text-style-name="P5" draw:layer="layout" svg:width="3.609cm" svg:height="0.839cm" svg:x="23.061cm" svg:y="14.278cm">
          <draw:text-box>
            <text:p><text:span text:style-name="T6">acknowledge</text:span></text:p>
          </draw:text-box>
        </draw:frame>
        <draw:line draw:style-name="gr19" draw:text-style-name="P1" draw:layer="layout" svg:x1="24.966cm" svg:y1="15.24cm" svg:x2="22.426cm" svg:y2="15.24cm">
          <text:p/>
        </draw:line>
        <draw:custom-shape draw:style-name="gr18" draw:text-style-name="P1" draw:layer="layout" svg:width="0.635cm" svg:height="0.635cm" svg:x="21.791cm" svg:y="15.24cm">
          <text:p/>
          <draw:enhanced-geometry svg:viewBox="0 0 21600 21600" draw:type="rectangle" draw:enhanced-path="M 0 0 L 21600 0 21600 21600 0 21600 0 0 Z N"/>
        </draw:custom-shape>
        <draw:g>
          <draw:line draw:style-name="gr23" draw:text-style-name="P1" draw:layer="layout" svg:x1="13.953cm" svg:y1="13.97cm" svg:x2="14.271cm" svg:y2="14.182cm">
            <text:p/>
          </draw:line>
          <draw:line draw:style-name="gr23" draw:text-style-name="P1" draw:layer="layout" svg:x1="14.27cm" svg:y1="14.182cm" svg:x2="13.635cm" svg:y2="14.394cm">
            <text:p/>
          </draw:line>
          <draw:line draw:style-name="gr24" draw:text-style-name="P1" draw:layer="layout" svg:x1="13.635cm" svg:y1="14.393cm" svg:x2="13.953cm" svg:y2="14.605cm">
            <text:p/>
          </draw:line>
        </draw:g>
        <draw:g>
          <draw:line draw:style-name="gr23" draw:text-style-name="P1" draw:layer="layout" svg:x1="21.809cm" svg:y1="13.97cm" svg:x2="22.127cm" svg:y2="14.182cm">
            <text:p/>
          </draw:line>
          <draw:line draw:style-name="gr23" draw:text-style-name="P1" draw:layer="layout" svg:x1="22.126cm" svg:y1="14.182cm" svg:x2="21.491cm" svg:y2="14.394cm">
            <text:p/>
          </draw:line>
          <draw:line draw:style-name="gr24" draw:text-style-name="P1" draw:layer="layout" svg:x1="21.491cm" svg:y1="14.393cm" svg:x2="21.809cm" svg:y2="14.605cm">
            <text:p/>
          </draw:line>
        </draw:g>
        <draw:line draw:style-name="gr17" draw:text-style-name="P1" draw:layer="layout" svg:x1="21.791cm" svg:y1="14.605cm" svg:x2="21.791cm" svg:y2="16.51cm">
          <text:p/>
        </draw:line>
        <draw:line draw:style-name="gr17" draw:text-style-name="P1" draw:layer="layout" svg:x1="13.97cm" svg:y1="14.605cm" svg:x2="13.97cm" svg:y2="16.51cm">
          <text:p/>
        </draw:line>
        <draw:g>
          <draw:line draw:style-name="gr23" draw:text-style-name="P1" draw:layer="layout" svg:x1="5.733cm" svg:y1="13.97cm" svg:x2="6.051cm" svg:y2="14.182cm">
            <text:p/>
          </draw:line>
          <draw:line draw:style-name="gr23" draw:text-style-name="P1" draw:layer="layout" svg:x1="6.05cm" svg:y1="14.182cm" svg:x2="5.415cm" svg:y2="14.394cm">
            <text:p/>
          </draw:line>
          <draw:line draw:style-name="gr24" draw:text-style-name="P1" draw:layer="layout" svg:x1="5.415cm" svg:y1="14.393cm" svg:x2="5.733cm" svg:y2="14.605cm">
            <text:p/>
          </draw:line>
        </draw:g>
        <draw:line draw:style-name="gr17" draw:text-style-name="P1" draw:layer="layout" svg:x1="5.715cm" svg:y1="14.605cm" svg:x2="5.715cm" svg:y2="16.51cm">
          <text:p/>
        </draw:line>
        <draw:line draw:style-name="gr19" draw:text-style-name="P1" draw:layer="layout" svg:x1="6.35cm" svg:y1="10.16cm" svg:x2="13.97cm" svg:y2="10.16cm">
          <text:p/>
        </draw:line>
        <draw:frame draw:style-name="gr25" draw:text-style-name="P4" draw:layer="layout" svg:width="4.308cm" svg:height="1.07cm" svg:x="7.62cm" svg:y="9.09cm">
          <draw:text-box>
            <text:p><text:span text:style-name="T5">send(chunk)</text:span></text:p>
          </draw:text-box>
        </draw:frame>
        <draw:line draw:style-name="gr19" draw:text-style-name="P1" draw:layer="layout" svg:x1="6.35cm" svg:y1="11.23cm" svg:x2="13.97cm" svg:y2="11.23cm">
          <text:p/>
        </draw:line>
        <draw:frame draw:style-name="gr25" draw:text-style-name="P4" draw:layer="layout" svg:width="4.308cm" svg:height="1.07cm" svg:x="7.62cm" svg:y="10.16cm">
          <draw:text-box>
            <text:p><text:span text:style-name="T5">send(chunk)</text:span></text:p>
          </draw:text-box>
        </draw:frame>
        <draw:line draw:style-name="gr19" draw:text-style-name="P1" draw:layer="layout" svg:x1="6.35cm" svg:y1="13.135cm" svg:x2="13.97cm" svg:y2="13.135cm">
          <text:p/>
        </draw:line>
        <draw:frame draw:style-name="gr25" draw:text-style-name="P4" draw:layer="layout" svg:width="4.308cm" svg:height="1.07cm" svg:x="7.62cm" svg:y="12.065cm">
          <draw:text-box>
            <text:p><text:span text:style-name="T5">send(chunk)</text:span></text:p>
          </draw:text-box>
        </draw:frame>
        <draw:frame draw:style-name="gr22" draw:layer="layout" svg:width="1.391cm" svg:height="0.962cm" svg:x="8.255cm" svg:y="11.103cm">
          <draw:text-box>
            <text:p>. . .</text:p>
          </draw:text-box>
        </draw:frame>
        <draw:frame draw:style-name="gr22" draw:layer="layout" svg:width="4.579cm" svg:height="0.962cm" svg:x="15.875cm" svg:y="3.81cm">
          <draw:text-box>
            <text:p>Server Worker</text:p>
          </draw:text-box>
        </draw:frame>
        <draw:frame draw:style-name="gr22" draw:text-style-name="P5" draw:layer="layout" svg:width="5.62cm" svg:height="0.839cm" svg:x="14.7cm" svg:y="10.757cm">
          <draw:text-box>
            <text:p><text:span text:style-name="T6">fireMessageReceived</text:span></text:p>
          </draw:text-box>
        </draw:frame>
        <draw:frame draw:style-name="gr22" draw:text-style-name="P5" draw:layer="layout" svg:width="5.62cm" svg:height="0.839cm" svg:x="14.7cm" svg:y="12.658cm">
          <draw:text-box>
            <text:p><text:span text:style-name="T6">fireMessageReceived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5" draw:layer="layout" svg:width="25.199cm" svg:height="1.267cm" svg:x="1.27cm" svg:y="1.273cm" presentation:class="title" presentation:user-transformed="true">
          <draw:text-box>
            <text:p><text:span text:style-name="T1">Server Worker Thread</text:span></text:p>
          </draw:text-box>
        </draw:frame>
        <draw:custom-shape draw:style-name="gr16" draw:text-style-name="P3" draw:layer="layout" svg:width="3.175cm" svg:height="3.175cm" svg:x="5.08cm" svg:y="3.175cm">
          <text:p text:style-name="P1"><text:span text:style-name="T7">netty.channel.</text:span></text:p>
          <text:p text:style-name="P1"><text:span text:style-name="T7">Simple</text:span></text:p>
          <text:p text:style-name="P1"><text:span text:style-name="T7">Channel</text:span></text:p>
          <text:p text:style-name="P1"><text:span text:style-name="T7">Upstream</text:span></text:p>
          <text:p text:style-name="P1"><text:span text:style-name="T7">Handler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5.715cm" svg:height="3.175cm" svg:x="17.78cm" svg:y="3.175cm">
          <text:p text:style-name="P1"><text:span text:style-name="T7">core.remoting.</text:span></text:p>
          <text:p text:style-name="P1"><text:span text:style-name="T7">server.impl.</text:span></text:p>
          <text:p text:style-name="P1"><text:span text:style-name="T7">Remoting</text:span></text:p>
          <text:p text:style-name="P1"><text:span text:style-name="T7">Service</text:span></text:p>
          <text:p text:style-name="P1"><text:span text:style-name="T7">Impl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175cm" svg:height="3.175cm" svg:x="23.73cm" svg:y="3.175cm">
          <text:p text:style-name="P1"><text:span text:style-name="T7">Remoting</text:span></text:p>
          <text:p text:style-name="P1"><text:span text:style-name="T7">Connection</text:span></text:p>
          <text:p text:style-name="P1"><text:span text:style-name="T7">Impl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175cm" svg:height="3.175cm" svg:x="6.355cm" svg:y="11.43cm">
          <text:p text:style-name="P1"><text:span text:style-name="T7">core.protocol.</text:span></text:p>
          <text:p text:style-name="P1"><text:span text:style-name="T7">ChannelImpl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8.02cm" svg:y1="14.605cm" svg:x2="8.02cm" svg:y2="18.415cm">
          <text:p/>
        </draw:line>
        <draw:line draw:style-name="gr19" draw:text-style-name="P1" draw:layer="layout" svg:x1="2.305cm" svg:y1="15.875cm" svg:x2="8.02cm" svg:y2="15.875cm">
          <text:p/>
        </draw:line>
        <draw:frame draw:style-name="gr26" draw:layer="layout" svg:width="4.445cm" svg:height="0.962cm" svg:x="2.94cm" svg:y="14.913cm">
          <draw:text-box>
            <text:p>handlePacket</text:p>
          </draw:text-box>
        </draw:frame>
        <draw:line draw:style-name="gr17" draw:text-style-name="P1" draw:layer="layout" svg:x1="25.4cm" svg:y1="6.35cm" svg:x2="25.4cm" svg:y2="10.16cm">
          <text:p/>
        </draw:line>
        <draw:line draw:style-name="gr17" draw:text-style-name="P1" draw:layer="layout" svg:x1="20.955cm" svg:y1="6.35cm" svg:x2="20.955cm" svg:y2="10.16cm">
          <text:p/>
        </draw:line>
        <draw:line draw:style-name="gr17" draw:text-style-name="P1" draw:layer="layout" svg:x1="15.24cm" svg:y1="6.35cm" svg:x2="15.24cm" svg:y2="10.16cm">
          <text:p/>
        </draw:line>
        <draw:line draw:style-name="gr17" draw:text-style-name="P1" draw:layer="layout" svg:x1="10.795cm" svg:y1="6.35cm" svg:x2="10.795cm" svg:y2="10.16cm">
          <text:p/>
        </draw:line>
        <draw:line draw:style-name="gr17" draw:text-style-name="P1" draw:layer="layout" svg:x1="2.54cm" svg:y1="7.62cm" svg:x2="2.54cm" svg:y2="10.16cm">
          <text:p/>
        </draw:line>
        <draw:custom-shape draw:style-name="gr16" draw:text-style-name="P3" draw:layer="layout" svg:width="3.81cm" svg:height="3.175cm" svg:x="10.56cm" svg:y="11.43cm">
          <text:p text:style-name="P1"><text:span text:style-name="T7">core.protocol.</text:span></text:p>
          <text:p text:style-name="P1"><text:span text:style-name="T7">server</text:span></text:p>
          <text:p text:style-name="P1"><text:span text:style-name="T7">Session</text:span></text:p>
          <text:p text:style-name="P1"><text:span text:style-name="T7">Packet</text:span></text:p>
          <text:p text:style-name="P1"><text:span text:style-name="T7">Handler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8.02cm" svg:y1="16.175cm" svg:x2="12.465cm" svg:y2="16.175cm">
          <text:p/>
        </draw:line>
        <draw:line draw:style-name="gr17" draw:text-style-name="P1" draw:layer="layout" svg:x1="12.465cm" svg:y1="14.605cm" svg:x2="12.465cm" svg:y2="18.415cm">
          <text:p/>
        </draw:line>
        <draw:frame draw:style-name="gr26" draw:layer="layout" svg:width="4.445cm" svg:height="0.962cm" svg:x="8.02cm" svg:y="14.905cm">
          <draw:text-box>
            <text:p>handlePacket</text:p>
          </draw:text-box>
        </draw:frame>
        <draw:custom-shape draw:style-name="gr16" draw:text-style-name="P3" draw:layer="layout" svg:width="3.175cm" svg:height="3.175cm" svg:x="15.64cm" svg:y="11.43cm">
          <text:p text:style-name="P1"><text:span text:style-name="T7">core.server.</text:span></text:p>
          <text:p text:style-name="P1"><text:span text:style-name="T7">impl.</text:span></text:p>
          <text:p text:style-name="P1"><text:span text:style-name="T7">Server</text:span></text:p>
          <text:p text:style-name="P1"><text:span text:style-name="T7">Session</text:span></text:p>
          <text:p text:style-name="P1"><text:span text:style-name="T7">Impl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6.91cm" svg:y1="14.605cm" svg:x2="16.91cm" svg:y2="18.415cm">
          <text:p/>
        </draw:line>
        <draw:line draw:style-name="gr19" draw:text-style-name="P1" draw:layer="layout" svg:x1="12.465cm" svg:y1="16.51cm" svg:x2="16.91cm" svg:y2="16.51cm">
          <text:p/>
        </draw:line>
        <draw:frame draw:style-name="gr26" draw:layer="layout" svg:width="4.445cm" svg:height="0.962cm" svg:x="13.1cm" svg:y="15.44cm">
          <draw:text-box>
            <text:p>sendLarge</text:p>
          </draw:text-box>
        </draw:frame>
        <draw:custom-shape draw:style-name="gr16" draw:text-style-name="P3" draw:layer="layout" svg:width="5.715cm" svg:height="3.175cm" svg:x="20.72cm" svg:y="11.43cm">
          <text:p text:style-name="P1"><text:span text:style-name="T7">core.</text:span></text:p>
          <text:p text:style-name="P1"><text:span text:style-name="T7">persistence</text:span></text:p>
          <text:p text:style-name="P1"><text:span text:style-name="T7">.impl.journal.</text:span></text:p>
          <text:p text:style-name="P1"><text:span text:style-name="T7">Journal</text:span></text:p>
          <text:p text:style-name="P1"><text:span text:style-name="T7">Storage</text:span></text:p>
          <text:p text:style-name="P1"><text:span text:style-name="T7">Manager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23.895cm" svg:y1="14.605cm" svg:x2="23.895cm" svg:y2="18.415cm">
          <text:p/>
        </draw:line>
        <draw:frame draw:style-name="gr26" draw:layer="layout" svg:width="7.329cm" svg:height="0.962cm" svg:x="17.201cm" svg:y="16.14cm">
          <draw:text-box>
            <text:p>createLargeMessage</text:p>
          </draw:text-box>
        </draw:frame>
        <draw:line draw:style-name="gr19" draw:text-style-name="P1" draw:layer="layout" svg:x1="16.91cm" svg:y1="17.145cm" svg:x2="23.895cm" svg:y2="17.145cm">
          <text:p/>
        </draw:line>
        <draw:line draw:style-name="gr19" draw:text-style-name="P1" draw:layer="layout" svg:x1="25.4cm" svg:y1="9.525cm" svg:x2="27.305cm" svg:y2="9.525cm">
          <text:p/>
        </draw:line>
        <draw:frame draw:style-name="gr27" draw:layer="layout" svg:width="1.035cm" svg:height="0.962cm" svg:x="26.67cm" svg:y="9.525cm">
          <draw:text-box>
            <text:p>...</text:p>
          </draw:text-box>
        </draw:frame>
        <draw:frame draw:style-name="gr28" draw:layer="layout" svg:width="1.035cm" svg:height="0.962cm" svg:x="1.27cm" svg:y="15.24cm">
          <draw:text-box>
            <text:p>...</text:p>
          </draw:text-box>
        </draw:frame>
        <draw:line draw:style-name="gr19" draw:text-style-name="P1" draw:layer="layout" svg:x1="19.685cm" svg:y1="8.89cm" svg:x2="25.4cm" svg:y2="8.89cm">
          <text:p/>
        </draw:line>
        <draw:line draw:style-name="gr19" draw:text-style-name="P1" draw:layer="layout" svg:x1="15.24cm" svg:y1="8.89cm" svg:x2="20.955cm" svg:y2="8.89cm">
          <text:p/>
        </draw:line>
        <draw:line draw:style-name="gr19" draw:text-style-name="P1" draw:layer="layout" svg:x1="6.985cm" svg:y1="8.89cm" svg:x2="10.795cm" svg:y2="8.89cm">
          <text:p/>
        </draw:line>
        <draw:line draw:style-name="gr19" draw:text-style-name="P1" draw:layer="layout" svg:x1="0.635cm" svg:y1="8.055cm" svg:x2="2.54cm" svg:y2="8.055cm">
          <text:p/>
        </draw:line>
        <draw:line draw:style-name="gr19" draw:text-style-name="P1" draw:layer="layout" svg:x1="2.54cm" svg:y1="8.055cm" svg:x2="6.985cm" svg:y2="8.055cm">
          <text:p/>
        </draw:line>
        <draw:frame draw:style-name="gr29" draw:text-style-name="P5" draw:layer="layout" svg:width="3.961cm" svg:height="0.839cm" svg:x="0.635cm" svg:y="6.585cm">
          <draw:text-box>
            <text:p><text:span text:style-name="T6">sendUpstream</text:span></text:p>
          </draw:text-box>
        </draw:frame>
        <draw:line draw:style-name="gr17" draw:text-style-name="P1" draw:layer="layout" svg:x1="2.54cm" svg:y1="5.715cm" svg:x2="2.54cm" svg:y2="6.985cm">
          <text:p/>
        </draw:line>
        <draw:custom-shape draw:style-name="gr16" draw:text-style-name="P3" draw:layer="layout" svg:width="3.81cm" svg:height="3.175cm" svg:x="0.635cm" svg:y="3.175cm">
          <text:p text:style-name="P1"><text:span text:style-name="T7">netty.channel.</text:span></text:p>
          <text:p text:style-name="P1"><text:span text:style-name="T7">Static</text:span></text:p>
          <text:p text:style-name="P1"><text:span text:style-name="T7">Channel</text:span></text:p>
          <text:p text:style-name="P1"><text:span text:style-name="T7">Pipeline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81cm" svg:height="3.175cm" svg:x="8.89cm" svg:y="3.175cm">
          <text:p text:style-name="P1"><text:span text:style-name="T7">Netty.channel.</text:span></text:p>
          <text:p text:style-name="P1"><text:span text:style-name="T7">Simple</text:span></text:p>
          <text:p text:style-name="P1"><text:span text:style-name="T7">Channel</text:span></text:p>
          <text:p text:style-name="P1"><text:span text:style-name="T7">Handler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81cm" svg:height="3.175cm" svg:x="13.335cm" svg:y="3.175cm">
          <text:p text:style-name="P1"><text:span text:style-name="T7">core.remoting.</text:span></text:p>
          <text:p text:style-name="P1"><text:span text:style-name="T7">impl.netty.</text:span></text:p>
          <text:p text:style-name="P1"><text:span text:style-name="T7">HornetQ</text:span></text:p>
          <text:p text:style-name="P1"><text:span text:style-name="T7">Channel</text:span></text:p>
          <text:p text:style-name="P1"><text:span text:style-name="T7">Handler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6.985cm" svg:y1="6.35cm" svg:x2="6.985cm" svg:y2="10.16cm">
          <text:p/>
        </draw:line>
        <draw:line draw:style-name="gr19" draw:text-style-name="P1" draw:layer="layout" svg:x1="10.795cm" svg:y1="8.89cm" svg:x2="15.24cm" svg:y2="8.89cm">
          <text:p/>
        </draw:line>
        <draw:line draw:style-name="gr19" draw:text-style-name="P1" draw:layer="layout" svg:x1="0.635cm" svg:y1="7.59cm" svg:x2="2.54cm" svg:y2="7.59cm">
          <text:p/>
        </draw:line>
        <draw:line draw:style-name="gr19" draw:text-style-name="P1" draw:layer="layout" svg:x1="0.635cm" svg:y1="8.49cm" svg:x2="2.54cm" svg:y2="8.49cm">
          <text:p/>
        </draw:line>
        <draw:line draw:style-name="gr19" draw:text-style-name="P1" draw:layer="layout" svg:x1="2.541cm" svg:y1="7.555cm" svg:x2="6.986cm" svg:y2="7.555cm">
          <text:p/>
        </draw:line>
        <draw:line draw:style-name="gr19" draw:text-style-name="P1" draw:layer="layout" svg:x1="2.541cm" svg:y1="8.455cm" svg:x2="6.986cm" svg:y2="8.455cm">
          <text:p/>
        </draw:lin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1.703cm" svg:x="1.4cm" svg:y="0.837cm" presentation:class="title" presentation:user-transformed="true">
          <draw:text-box>
            <text:p><text:span text:style-name="T1">Server Processing</text:span></text:p>
          </draw:text-box>
        </draw:frame>
        <draw:custom-shape draw:style-name="gr30" draw:text-style-name="P1" draw:layer="layout" svg:width="6.35cm" svg:height="2.54cm" svg:x="6.35cm" svg:y="4.445cm">
          <text:p text:style-name="P1">QueueImpl</text:p>
          <text:p text:style-name="P1">Server Main Loop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6.35cm" svg:height="2.54cm" svg:x="16.51cm" svg:y="4.445cm">
          <text:p text:style-name="P6">core.server.cluster.</text:p>
          <text:p text:style-name="P6">impl.</text:p>
          <text:p text:style-name="P6">BridgeImpl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9.908cm" svg:y1="6.985cm" svg:x2="9.908cm" svg:y2="13.335cm">
          <text:p/>
        </draw:line>
        <draw:line draw:style-name="gr17" draw:text-style-name="P1" draw:layer="layout" svg:x1="19.668cm" svg:y1="6.985cm" svg:x2="19.668cm" svg:y2="13.335cm">
          <text:p/>
        </draw:line>
        <draw:custom-shape draw:style-name="gr18" draw:text-style-name="P1" draw:layer="layout" svg:width="0.635cm" svg:height="3.81cm" svg:x="9.908cm" svg:y="8.89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6.732cm" svg:y1="8.89cm" svg:x2="9.907cm" svg:y2="8.89cm">
          <text:p/>
        </draw:line>
        <draw:frame draw:style-name="gr22" draw:text-style-name="P4" draw:layer="layout" svg:width="2.195cm" svg:height="0.878cm" svg:x="7.077cm" svg:y="8.012cm">
          <draw:text-box>
            <text:p><text:span text:style-name="T5">handle</text:span></text:p>
          </draw:text-box>
        </draw:frame>
        <draw:custom-shape draw:style-name="gr32" draw:text-style-name="P1" draw:layer="layout" svg:width="0.635cm" svg:height="3.175cm" svg:x="19.668cm" svg:y="9.525cm">
          <text:p/>
          <draw:enhanced-geometry svg:viewBox="0 0 21600 21600" draw:type="rectangle" draw:enhanced-path="M 0 0 L 21600 0 21600 21600 0 21600 0 0 Z N"/>
        </draw:custom-shape>
        <draw:frame draw:style-name="gr22" draw:text-style-name="P5" draw:layer="layout" svg:width="3.08cm" svg:height="0.839cm" svg:x="11.504cm" svg:y="8.686cm">
          <draw:text-box>
            <text:p><text:span text:style-name="T6">handle(ref)</text:span></text:p>
          </draw:text-box>
        </draw:frame>
        <draw:frame draw:style-name="gr33" draw:text-style-name="P5" draw:layer="layout" svg:width="4.672cm" svg:height="1.147cm" svg:x="4.6cm" svg:y="13.458cm">
          <draw:text-box>
            <text:p><text:span text:style-name="T6">postAcknowledge</text:span></text:p>
          </draw:text-box>
        </draw:frame>
        <draw:line draw:style-name="gr19" draw:text-style-name="P1" draw:layer="layout" svg:x1="7.367cm" svg:y1="14.605cm" svg:x2="9.907cm" svg:y2="14.605cm">
          <text:p/>
        </draw:line>
        <draw:custom-shape draw:style-name="gr18" draw:text-style-name="P1" draw:layer="layout" svg:width="0.635cm" svg:height="0.635cm" svg:x="9.907cm" svg:y="14.605cm">
          <text:p/>
          <draw:enhanced-geometry svg:viewBox="0 0 21600 21600" draw:type="rectangle" draw:enhanced-path="M 0 0 L 21600 0 21600 21600 0 21600 0 0 Z N"/>
        </draw:custom-shape>
        <draw:g>
          <draw:line draw:style-name="gr23" draw:text-style-name="P1" draw:layer="layout" svg:x1="19.651cm" svg:y1="13.335cm" svg:x2="19.969cm" svg:y2="13.547cm">
            <text:p/>
          </draw:line>
          <draw:line draw:style-name="gr23" draw:text-style-name="P1" draw:layer="layout" svg:x1="19.968cm" svg:y1="13.547cm" svg:x2="19.333cm" svg:y2="13.759cm">
            <text:p/>
          </draw:line>
          <draw:line draw:style-name="gr24" draw:text-style-name="P1" draw:layer="layout" svg:x1="19.333cm" svg:y1="13.758cm" svg:x2="19.651cm" svg:y2="13.97cm">
            <text:p/>
          </draw:line>
        </draw:g>
        <draw:line draw:style-name="gr17" draw:text-style-name="P1" draw:layer="layout" svg:x1="19.668cm" svg:y1="13.97cm" svg:x2="19.685cm" svg:y2="15.24cm">
          <text:p/>
        </draw:line>
        <draw:g>
          <draw:line draw:style-name="gr23" draw:text-style-name="P1" draw:layer="layout" svg:x1="9.926cm" svg:y1="13.335cm" svg:x2="10.244cm" svg:y2="13.547cm">
            <text:p/>
          </draw:line>
          <draw:line draw:style-name="gr23" draw:text-style-name="P1" draw:layer="layout" svg:x1="10.243cm" svg:y1="13.547cm" svg:x2="9.608cm" svg:y2="13.759cm">
            <text:p/>
          </draw:line>
          <draw:line draw:style-name="gr24" draw:text-style-name="P1" draw:layer="layout" svg:x1="9.608cm" svg:y1="13.758cm" svg:x2="9.926cm" svg:y2="13.97cm">
            <text:p/>
          </draw:line>
        </draw:g>
        <draw:line draw:style-name="gr17" draw:text-style-name="P1" draw:layer="layout" svg:x1="9.908cm" svg:y1="13.97cm" svg:x2="9.908cm" svg:y2="15.875cm">
          <text:p/>
        </draw:line>
        <draw:line draw:style-name="gr19" draw:text-style-name="P1" draw:layer="layout" svg:x1="10.542cm" svg:y1="9.525cm" svg:x2="19.685cm" svg:y2="9.525cm">
          <text:p/>
        </draw:line>
        <draw:frame draw:style-name="gr34" draw:layer="layout" svg:width="10.16cm" svg:height="3.095cm" svg:x="10.795cm" svg:y="14.685cm">
          <draw:text-box>
            <text:p>Delete file node0/data/hornetq/largemessages/31.msg as the usage was complete</text:p>
          </draw:text-box>
        </draw:frame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cott </meta:initial-creator>
    <meta:creation-date>2011-07-05T22:58:50</meta:creation-date>
    <meta:editing-duration>PT12H9S</meta:editing-duration>
    <meta:editing-cycles>23</meta:editing-cycles>
    <dc:date>2011-07-08T10:34:35</dc:date>
    <dc:creator>scott </dc:creator>
    <meta:generator>LibreOffice/3.3$Unix LibreOffice_project/330m19$Build-202</meta:generator>
    <meta:document-statistic meta:object-count="181"/>
  </office:meta>
</office:document-meta>
</file>